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32pt" officeooo:rsid="001e1d0e" officeooo:paragraph-rsid="001e1d0e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e1d0e" officeooo:paragraph-rsid="001e1d0e" style:font-size-asian="14pt" style:font-size-complex="16pt"/>
    </style:style>
    <style:style style:name="P3" style:family="paragraph" style:parent-style-name="Standard">
      <style:paragraph-properties fo:text-align="start" style:justify-single-word="false" fo:break-before="page"/>
      <style:text-properties fo:font-size="16pt" officeooo:rsid="001e1d0e" officeooo:paragraph-rsid="001e1d0e" style:font-size-asian="14pt" style:font-size-complex="16pt"/>
    </style:style>
    <style:style style:name="P4" style:family="paragraph" style:parent-style-name="Standard">
      <style:paragraph-properties fo:text-align="center" style:justify-single-word="false" fo:break-before="page"/>
      <style:text-properties fo:font-size="16pt" officeooo:rsid="001e1d0e" officeooo:paragraph-rsid="001e1d0e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on – The Social Network</text:p>
      <text:p text:style-name="P4">Introduction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1:11:41.866928719</meta:creation-date>
    <dc:date>2019-12-30T22:54:13.967134910</dc:date>
    <meta:editing-duration>PT1H19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2" meta:word-count="5" meta:character-count="43" meta:non-whitespace-character-count="39"/>
  </office:meta>
</office:document-meta>
</file>